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VELA RAMIREZ, EDWARD DIEG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E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ELA RAMIREZ, EDWARD DIEG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4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2" office:value-type="string">
            <text:p text:style-name="P3">Cant.Cajas: <text:span text:style-name="T7">4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575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11:5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3:3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13:54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